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1.646cm"/>
    </style:style>
    <style:style style:name="co11" style:family="table-column">
      <style:table-column-properties fo:break-before="auto" style:column-width="0.801cm"/>
    </style:style>
    <style:style style:name="co12" style:family="table-column">
      <style:table-column-properties fo:break-before="auto" style:column-width="1.82cm"/>
    </style:style>
    <style:style style:name="co13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2.071cm"/>
    </style:style>
    <style:style style:name="co15" style:family="table-column">
      <style:table-column-properties fo:break-before="auto" style:column-width="2.044cm"/>
    </style:style>
    <style:style style:name="co16" style:family="table-column">
      <style:table-column-properties fo:break-before="auto" style:column-width="2.27cm"/>
    </style:style>
    <style:style style:name="co17" style:family="table-column">
      <style:table-column-properties fo:break-before="auto" style:column-width="1.64cm"/>
    </style:style>
    <style:style style:name="co18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6f9d4" fo:border="0.06pt solid #000000"/>
    </style:style>
    <style:style style:name="ce70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38" fo:border="0.06pt solid #000000"/>
    </style:style>
    <style:style style:name="ce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 style:data-style-name="N0"/>
    <style:style style:name="ce75" style:family="table-cell" style:parent-style-name="Default" style:data-style-name="N100"/>
    <style:style style:name="ce76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/>
    </style:style>
    <style:style style:name="ce8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111111" style:text-align-source="fix" style:repeat-content="false"/>
      <style:paragraph-properties fo:text-align="end" fo:margin-left="0cm"/>
    </style:style>
    <style:style style:name="ce86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cm"/>
    </style:style>
    <style:style style:name="ce8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3"/>
        <table:table-column table:style-name="co2" table:number-columns-repeated="8" table:default-cell-style-name="ce6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66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ce75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__page_dir</text:p>
          </table:table-cell>
          <table:table-cell table:style-name="ce72" office:value-type="string" calcext:value-type="string">
            <text:p>2A000</text:p>
          </table:table-cell>
          <table:table-cell table:formula="of:=HEX2DEC([.C5])" office:value-type="float" office:value="172032" calcext:value-type="float">
            <text:p>172032</text:p>
          </table:table-cell>
          <table:table-cell/>
          <table:table-cell table:formula="of:=HEX2DEC(&quot;fffff000&quot;)" office:value-type="float" office:value="4294963200" calcext:value-type="float">
            <text:p>4294963200</text:p>
          </table:table-cell>
          <table:table-cell office:value-type="string" calcext:value-type="string">
            <text:p>31:12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CR3</text:p>
          </table:table-cell>
          <table:table-cell table:style-name="ce73" table:formula="of:=[.C5]" office:value-type="string" office:string-value="2A000" calcext:value-type="string">
            <text:p>2A000</text:p>
          </table:table-cell>
          <table:table-cell table:formula="of:=HEX2DEC([.C6])" office:value-type="float" office:value="172032" calcext:value-type="float">
            <text:p>172032</text:p>
          </table:table-cell>
          <table:table-cell/>
          <table:table-cell table:formula="of:=HEX2DEC(&quot;ffc00000&quot;)" office:value-type="float" office:value="4290772992" calcext:value-type="float">
            <text:p>4290772992</text:p>
          </table:table-cell>
          <table:table-cell office:value-type="string" calcext:value-type="string">
            <text:p>31:22</text:p>
          </table:table-cell>
          <table:table-cell/>
        </table:table-row>
        <table:table-row table:style-name="ro1">
          <table:table-cell/>
          <table:table-cell table:style-name="ce70" office:value-type="string" calcext:value-type="string">
            <text:p>Linear Addr</text:p>
          </table:table-cell>
          <table:table-cell table:style-name="ce70" office:value-type="string" calcext:value-type="string">
            <text:p>3FFFFF</text:p>
          </table:table-cell>
          <table:table-cell table:formula="of:=HEX2DEC([.C7])" office:value-type="float" office:value="4194303" calcext:value-type="float">
            <text:p>4194303</text:p>
          </table:table-cell>
          <table:table-cell/>
          <table:table-cell table:formula="of:=HEX2DEC(&quot;fff&quot;)" office:value-type="float" office:value="4095" calcext:value-type="float">
            <text:p>4095</text:p>
          </table:table-cell>
          <table:table-cell office:value-type="string" calcext:value-type="string">
            <text:p>11:0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&amp;PDE</text:p>
          </table:table-cell>
          <table:table-cell table:style-name="ce73" table:formula="of:=DEC2HEX([.D8])" office:value-type="string" office:string-value="2A000" calcext:value-type="string">
            <text:p>2A000</text:p>
          </table:table-cell>
          <table:table-cell table:style-name="ce74" table:formula="of:=BITOR(BITAND([.D6];[.F5]);BITAND([.D7];[.F6]))" office:value-type="float" office:value="172032" calcext:value-type="float">
            <text:p>172032</text:p>
          </table:table-cell>
          <table:table-cell/>
          <table:table-cell table:formula="of:=HEX2DEC(&quot;3ff000&quot;)" office:value-type="float" office:value="4190208" calcext:value-type="float">
            <text:p>4190208</text:p>
          </table:table-cell>
          <table:table-cell office:value-type="string" calcext:value-type="string">
            <text:p>21:12</text:p>
          </table:table-cell>
          <table:table-cell/>
        </table:table-row>
        <table:table-row table:style-name="ro1">
          <table:table-cell/>
          <table:table-cell table:style-name="ce68" office:value-type="string" calcext:value-type="string">
            <text:p>*PDE</text:p>
          </table:table-cell>
          <table:table-cell table:style-name="ce72" office:value-type="string" calcext:value-type="string">
            <text:p>2B000</text:p>
          </table:table-cell>
          <table:table-cell table:formula="of:=HEX2DEC([.C9])" office:value-type="float" office:value="176128" calcext:value-type="float">
            <text:p>17612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&amp;PTE</text:p>
          </table:table-cell>
          <table:table-cell table:style-name="ce73" table:formula="of:=DEC2HEX([.D10])" office:value-type="string" office:string-value="2BFFC" calcext:value-type="string">
            <text:p>2BFFC</text:p>
          </table:table-cell>
          <table:table-cell table:style-name="ce74" table:formula="of:=BITOR(BITAND([.D9];[.F5]); BITRSHIFT(BITAND([.D7];[.F8]);10))" office:value-type="float" office:value="180220" calcext:value-type="float">
            <text:p>18022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*PTE</text:p>
          </table:table-cell>
          <table:table-cell table:style-name="ce73" table:formula="of:=DEC2HEX([.D11])" office:value-type="string" office:string-value="3FF000" calcext:value-type="string">
            <text:p>3FF000</text:p>
          </table:table-cell>
          <table:table-cell table:formula="of:=([.D10]-[.D9])/4*4096" office:value-type="float" office:value="4190208" calcext:value-type="float">
            <text:p>4190208</text:p>
          </table:table-cell>
          <table: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Phy Addr</text:p>
          </table:table-cell>
          <table:table-cell table:style-name="ce71" table:formula="of:=DEC2HEX([.D12])" office:value-type="string" office:string-value="3FFFFF" calcext:value-type="string">
            <text:p>3FFFFF</text:p>
          </table:table-cell>
          <table:table-cell table:formula="of:=BITOR(BITAND([.D11];[.F5]);BITAND([.D7];[.F7]))" office:value-type="float" office:value="4194303" calcext:value-type="float">
            <text:p>419430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4" table:formula="of:=BITOR(BITAND([.H12];[.J8]);BITAND([.H10];[.J11]))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MB Mapping" table:style-name="ta2">
        <table:table-column table:style-name="co9" table:default-cell-style-name="ce78"/>
        <table:table-column table:style-name="co10" table:default-cell-style-name="Default"/>
        <table:table-column table:style-name="co11" table:number-columns-repeated="32" table:default-cell-style-name="Default"/>
        <table:table-column table:style-name="co3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1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2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102" calcext:value-type="string">
            <text:p>1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3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103" calcext:value-type="string">
            <text:p>103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1FF" calcext:value-type="string">
            <text:p>1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FF" calcext:value-type="string">
            <text:p>4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4:.AH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5:.AH15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6:.AH16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7:.AH17]);2);16)" office:value-type="string" office:string-value="100000" calcext:value-type="string">
            <text:p>1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18:.AH1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19:.AH19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2:.AH22]);2);16)" office:value-type="string" office:string-value="1FFFFF" calcext:value-type="string">
            <text:p>1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4:.AH2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5:.AH2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6:.AH2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7:.AH2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8:.AH2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9:.AH2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30:.AH30]);2);16)" office:value-type="string" office:string-value="0" calcext:value-type="string">
            <text:p>0</text:p>
          </table:table-cell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" table:style-name="ta2">
        <table:table-column table:style-name="co12" table:default-cell-style-name="ce78"/>
        <table:table-column table:style-name="co13" table:default-cell-style-name="Default"/>
        <table:table-column table:style-name="co11" table:number-columns-repeated="32" table:default-cell-style-name="Default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float" office:value="1004" calcext:value-type="float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5:.V5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float" office:value="1008" calcext:value-type="float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C0000" calcext:value-type="string">
            <text:p>C00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C0001" calcext:value-type="string">
            <text:p>C00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C0002" calcext:value-type="string">
            <text:p>C00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C0003" calcext:value-type="string">
            <text:p>C000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C00B8" calcext:value-type="string">
            <text:p>C00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C00FF" calcext:value-type="string">
            <text:p>C00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C02FF" calcext:value-type="string">
            <text:p>C0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C03FF" calcext:value-type="string">
            <text:p>C0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3000" calcext:value-type="float">
            <text:p>3000</text:p>
          </table:table-cell>
          <table:table-cell table:style-name="ce77" office:value-type="string" calcext:value-type="string">
            <text:p>PTE1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33FC</text:p>
          </table:table-cell>
          <table:table-cell table:style-name="ce77" office:value-type="string" calcext:value-type="string">
            <text:p>PTE1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7:.AH27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0:.AH30]);2);16)" office:value-type="string" office:string-value="C00FFFFF" calcext:value-type="string">
            <text:p>C00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2:.AH32]);2);16)" office:value-type="string" office:string-value="4FFFFF" calcext:value-type="string">
            <text:p>4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1004" calcext:value-type="string">
            <text:p>1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33FC" calcext:value-type="string">
            <text:p>3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4FFFFF" calcext:value-type="string">
            <text:p>C04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8:.AH3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9:.AH39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40:.AH40]);2);16)" office:value-type="string" office:string-value="C00B8000" calcext:value-type="string">
            <text:p>C00B800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" table:style-name="ta2"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7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4" calcext:value-type="string">
            <text:p>4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2:.AH3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3:.AH3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5:.AH3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MOS" table:style-name="ta1"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A4</text:p>
          </table:table-cell>
          <table:table-cell table:style-name="ce77" office:value-type="string" calcext:value-type="string">
            <text:p>PTE0-41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29" calcext:value-type="string">
            <text:p>29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FF" calcext:value-type="string">
            <text:p>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2FF" calcext:value-type="string">
            <text:p>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7:.AH27]);2);16)" office:value-type="string" office:string-value="20A4" calcext:value-type="string">
            <text:p>20A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C00B8000" calcext:value-type="string">
            <text:p>C00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2:.AH32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3FFFFF" calcext:value-type="string">
            <text:p>C03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8:.AH38]);2);16)" office:value-type="string" office:string-value="3FFFFF" calcext:value-type="string">
            <text:p>3FFFFF</text:p>
          </table:table-cell>
        </table:table-row>
        <table:table-row table:style-name="ro1" table:number-rows-repeated="104853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Access_below_kpm_2" table:style-name="ta2"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8" table:style-name="ce90" office:value-type="float" office:value="0" calcext:value-type="float">
            <text:p>0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0" calcext:value-type="string">
            <text:p>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3" calcext:value-type="string">
            <text:p>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1000" calcext:value-type="string">
            <text:p>C000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4" calcext:value-type="string">
            <text:p>2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5:.AH3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Recursive mapping" table:style-name="ta1">
        <office:forms form:automatic-focus="false" form:apply-design-mode="false"/>
        <table:table-column table:style-name="co17" table:default-cell-style-name="Default"/>
        <table:table-column table:style-name="co3" table:default-cell-style-name="Default"/>
        <table:table-column table:style-name="co11" table:number-columns-repeated="32" table:default-cell-style-name="Default"/>
        <table:table-column table:style-name="co18" table:default-cell-style-name="ce77"/>
        <table:table-column table:style-name="co3" table:number-columns-repeated="2" table:default-cell-style-name="Default"/>
        <table:table-row table:style-name="ro1">
          <table:table-cell table:style-name="ce76" office:value-type="string" calcext:value-type="string" table:number-columns-spanned="2" table:number-rows-spanned="1">
            <text:p>Item</text:p>
          </table:table-cell>
          <table:covered-table-cell table:style-name="ce76"/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0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BASE(DECIMAL(COM.MICROSOFT.CONCAT([.C2:.AH2]);2);16)" office:value-type="string" office:string-value="FFC00000" calcext:value-type="string">
            <text:p>FFC00000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0 PDT1023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BASE(DECIMAL(COM.MICROSOFT.CONCAT([.C3:.AH3]);2);16)" office:value-type="string" office:string-value="FFC00FFF" calcext:value-type="string">
            <text:p>FFC00FF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1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BASE(DECIMAL(COM.MICROSOFT.CONCAT([.C4:.AH4]);2);16)" office:value-type="string" office:string-value="FFC01000" calcext:value-type="string">
            <text:p>FFC01000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1022 PDT0</text:p>
          </table:table-cell>
          <table:covered-table-cell/>
          <table:table-cell table:number-columns-repeated="1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BASE(DECIMAL(COM.MICROSOFT.CONCAT([.C5:.AH5]);2);16)" office:value-type="string" office:string-value="FFFFE000" calcext:value-type="string">
            <text:p>FFFFE000</text:p>
          </table:table-cell>
          <table:table-cell table:number-columns-repeated="2"/>
        </table:table-row>
        <table:table-row table:style-name="ro1">
          <table:table-cell table:number-columns-repeated="37"/>
        </table:table-row>
        <table:table-row table:style-name="ro1" table:number-rows-repeated="4">
          <table:table-cell table:number-columns-repeated="34"/>
          <table:table-cell table:style-name="Default"/>
          <table:table-cell table:number-columns-repeated="2"/>
        </table:table-row>
        <table:table-row table:style-name="ro1">
          <table:table-cell table:number-columns-repeated="34"/>
          <table:table-cell table:style-name="Default"/>
          <table:table-cell office:value-type="string" calcext:value-type="string">
            <text:p>FFC00000</text:p>
          </table:table-cell>
          <table:table-cell office:value-type="string" calcext:value-type="string">
            <text:p>FFFFE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19:24:07.528923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20:20:43.702238611</meta:creation-date>
    <dc:date>2021-10-17T19:24:46.846295470</dc:date>
    <meta:editing-duration>P4DT18H49M36S</meta:editing-duration>
    <meta:editing-cycles>240</meta:editing-cycles>
    <meta:generator>LibreOffice/7.0.4.2$Linux_X86_64 LibreOffice_project/00$Build-2</meta:generator>
    <meta:print-date>2021-07-24T04:13:00.739279660</meta:print-date>
    <meta:document-statistic meta:table-count="8" meta:cell-count="4359" meta:object-count="0"/>
  </office:meta>
</office:document-meta>
</file>